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4.804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5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4cm" fo:min-width="1.95cm"/>
    </style:style>
    <style:style style:name="gr5" style:family="graphic" style:parent-style-name="standard">
      <style:graphic-properties draw:textarea-horizontal-align="justify" draw:textarea-vertical-align="middle" draw:auto-grow-height="false" fo:min-height="1.198cm" fo:min-width="2.964cm"/>
    </style:style>
    <style:style style:name="gr6" style:family="graphic" style:parent-style-name="standard">
      <style:graphic-properties draw:textarea-horizontal-align="justify" draw:textarea-vertical-align="middle" draw:auto-grow-height="false" fo:min-height="1.136cm" fo:min-width="3.152cm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6.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324cm" fo:min-width="2.964cm"/>
    </style:style>
    <style:style style:name="gr10" style:family="graphic" style:parent-style-name="standard">
      <style:graphic-properties draw:textarea-horizontal-align="justify" draw:textarea-vertical-align="middle" draw:auto-grow-height="false" fo:min-height="1.448cm" fo:min-width="4.026cm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6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5cm" svg:height="3.1cm" svg:x="6.2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6.3cm" svg:height="1.8cm" svg:x="6.4cm" svg:y="11.8cm">
          <text:p text:style-name="P1">Suma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95cm" svg:y1="5.2cm" svg:x2="10.25cm" svg:y2="5.9cm" draw:start-shape="id1" draw:start-glue-point="8" draw:end-shape="id2" draw:end-glue-point="5" svg:d="M9950 5200l300 700" svg:viewBox="0 0 301 701">
          <text:p/>
        </draw:connector>
        <draw:custom-shape draw:style-name="gr2" draw:text-style-name="P1" xml:id="id4" draw:id="id4" draw:layer="layout" svg:width="6.3cm" svg:height="1.8cm" svg:x="6.5cm" svg:y="14.3cm">
          <text:p text:style-name="P1">I = Star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55cm" svg:y1="13.6cm" svg:x2="9.65cm" svg:y2="14.3cm" draw:start-shape="id3" draw:start-glue-point="2" draw:end-shape="id4" draw:end-glue-point="0" svg:d="M9550 13600l100 700" svg:viewBox="0 0 101 701">
          <text:p/>
        </draw:connector>
        <draw:custom-shape draw:style-name="gr4" draw:text-style-name="P1" xml:id="id5" draw:id="id5" draw:layer="layout" svg:width="4.9cm" svg:height="3.3cm" svg:x="7.2cm" svg:y="16.9cm">
          <text:p text:style-name="P1">I &lt;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9.65cm" svg:y1="16.1cm" svg:x2="9.65cm" svg:y2="16.9cm" draw:start-shape="id4" draw:start-glue-point="2" draw:end-shape="id5" svg:d="M9650 16100v800" svg:viewBox="0 0 1 801">
          <text:p/>
        </draw:connector>
        <draw:custom-shape draw:style-name="gr5" draw:text-style-name="P1" xml:id="id2" draw:id="id2" draw:layer="layout" svg:width="5.5cm" svg:height="2.3cm" svg:x="7.5cm" svg:y="5.9cm">
          <text:p text:style-name="P1">Pobierz star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6" draw:id="id6" draw:layer="layout" svg:width="5.8cm" svg:height="2.2cm" svg:x="6.8cm" svg:y="8.8cm">
          <text:p text:style-name="P1">Pobierz st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9.562cm" svg:y1="8.2cm" svg:x2="9.7cm" svg:y2="8.8cm" draw:start-shape="id2" draw:start-glue-point="7" draw:end-shape="id6" draw:end-glue-point="5" svg:d="M9562 8200l138 600" svg:viewBox="0 0 139 601">
          <text:p/>
        </draw:connector>
        <draw:connector draw:style-name="gr3" draw:text-style-name="P2" draw:layer="layout" draw:type="line" svg:x1="8.975cm" svg:y1="11cm" svg:x2="9.55cm" svg:y2="11.8cm" draw:start-shape="id6" draw:start-glue-point="7" draw:end-shape="id3" draw:end-glue-point="0" svg:d="M8975 11000l575 800" svg:viewBox="0 0 576 801">
          <text:p/>
        </draw:connector>
        <draw:custom-shape draw:style-name="gr7" draw:text-style-name="P1" xml:id="id7" draw:id="id7" draw:layer="layout" svg:width="7.1cm" svg:height="1.8cm" svg:x="10cm" svg:y="22.3cm">
          <text:p text:style-name="P1">Suma = suma + i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2.1cm" svg:y1="18.55cm" svg:x2="13.55cm" svg:y2="22.3cm" draw:start-shape="id5" draw:start-glue-point="7" draw:end-shape="id7" svg:d="M12100 18550h1450v3750" svg:viewBox="0 0 1451 3751">
          <text:p text:style-name="P1">TAK</text:p>
        </draw:connector>
        <draw:custom-shape draw:style-name="gr9" draw:text-style-name="P1" xml:id="id8" draw:id="id8" draw:layer="layout" svg:width="5.5cm" svg:height="2.5cm" svg:x="3.2cm" svg:y="21.3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7.2cm" svg:y1="18.55cm" svg:x2="5.95cm" svg:y2="21.3cm" draw:start-shape="id5" draw:start-glue-point="5" draw:end-shape="id8" svg:d="M7200 18550h-1250v2750" svg:viewBox="0 0 1251 2751">
          <text:p text:style-name="P1">NIE</text:p>
        </draw:connector>
        <draw:custom-shape draw:style-name="gr10" draw:text-style-name="P1" xml:id="id9" draw:id="id9" draw:layer="layout" svg:width="6.4cm" svg:height="2.4cm" svg:x="3.1cm" svg:y="26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95cm" svg:y1="23.8cm" svg:x2="6.3cm" svg:y2="26.3cm" draw:start-shape="id8" draw:start-glue-point="8" draw:end-shape="id9" draw:end-glue-point="4" svg:d="M5950 23800l350 2500" svg:viewBox="0 0 351 2501">
          <text:p/>
        </draw:connector>
        <draw:custom-shape draw:style-name="gr11" draw:text-style-name="P1" xml:id="id10" draw:id="id10" draw:layer="layout" svg:width="6.6cm" svg:height="1.8cm" svg:x="10.4cm" svg:y="24.8cm">
          <text:p text:style-name="P1">I = i + 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3.55cm" svg:y1="24.1cm" svg:x2="13.7cm" svg:y2="24.8cm" draw:start-shape="id7" draw:start-glue-point="2" draw:end-shape="id10" draw:end-glue-point="0" svg:d="M13550 24100l150 700" svg:viewBox="0 0 151 701">
          <text:p/>
        </draw:connector>
        <draw:connector draw:style-name="gr3" draw:text-style-name="P2" draw:layer="layout" svg:x1="17cm" svg:y1="25.7cm" svg:x2="9.65cm" svg:y2="16.9cm" draw:start-shape="id10" draw:start-glue-point="1" draw:end-shape="id5" draw:end-glue-point="4" svg:d="M17000 25700h501v-9301h-7851v501" svg:viewBox="0 0 7852 9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2:29:59.605098439</meta:creation-date>
    <meta:generator>LibreOffice/6.0.7.3$Linux_X86_64 LibreOffice_project/00m0$Build-3</meta:generator>
    <dc:date>2019-11-14T12:11:03.558083156</dc:date>
    <meta:editing-duration>PT12M21S</meta:editing-duration>
    <meta:editing-cycles>2</meta:editing-cycles>
    <meta:document-statistic meta:object-count="20"/>
  </office:meta>
</office:document-meta>
</file>